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aco, monospace"/>
    <style:font-face style:name="PT Serif" svg:font-family="'PT Serif', Georgia, Times, 'Times New Roman', serif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4976" officeooo:paragraph-rsid="0060e314"/>
    </style:style>
    <style:style style:name="P2" style:family="paragraph" style:parent-style-name="Standard">
      <style:text-properties fo:font-variant="normal" fo:text-transform="none" fo:color="#222222" style:text-line-through-style="none" style:text-line-through-type="none" style:font-name="Times New Roman" fo:font-size="13pt" fo:letter-spacing="normal" fo:language="el" fo:country="GR" fo:font-style="normal" style:text-underline-style="none" fo:font-weight="normal" officeooo:rsid="004ee6fd" officeooo:paragraph-rsid="00505cc7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3" style:family="paragraph" style:parent-style-name="Standard">
      <style:text-properties fo:font-variant="normal" fo:text-transform="none" fo:color="#222222" style:text-line-through-style="none" style:text-line-through-type="none" style:font-name="Times New Roman" fo:font-size="13pt" fo:letter-spacing="normal" fo:language="el" fo:country="GR" fo:font-style="normal" style:text-underline-style="none" fo:font-weight="normal" officeooo:rsid="004ee6fd" officeooo:paragraph-rsid="005534d7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4" style:family="paragraph" style:parent-style-name="Standard">
      <style:text-properties fo:font-variant="normal" fo:text-transform="none" fo:color="#222222" style:text-line-through-style="none" style:text-line-through-type="none" style:font-name="Times New Roman" fo:font-size="13pt" fo:letter-spacing="normal" fo:language="en" fo:country="US" fo:font-style="normal" style:text-underline-style="none" fo:font-weight="normal" officeooo:rsid="005594ed" officeooo:paragraph-rsid="005594ed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5" style:family="paragraph" style:parent-style-name="Standard">
      <style:text-properties fo:font-variant="normal" fo:text-transform="none" fo:color="#222222" style:text-line-through-style="none" style:text-line-through-type="none" style:font-name="Times New Roman" fo:font-size="13pt" fo:letter-spacing="normal" fo:language="en" fo:country="US" fo:font-style="normal" style:text-underline-style="none" fo:font-weight="normal" officeooo:rsid="0050d4e8" officeooo:paragraph-rsid="005594ed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6" style:family="paragraph" style:parent-style-name="Standard">
      <style:text-properties fo:font-variant="normal" fo:text-transform="none" fo:color="#222222" style:text-line-through-style="none" style:text-line-through-type="none" style:font-name="Times New Roman" fo:font-size="13pt" fo:letter-spacing="normal" fo:language="en" fo:country="US" fo:font-style="italic" style:text-underline-style="none" fo:font-weight="bold" officeooo:rsid="004fce66" officeooo:paragraph-rsid="00505cc7" style:font-size-asian="13pt" style:font-style-asian="italic" style:font-weight-asian="bold" style:font-size-complex="13pt" style:font-style-complex="italic" style:font-weight-complex="bold" loext:padding="0in" loext:border="none"/>
    </style:style>
    <style:style style:name="P7" style:family="paragraph" style:parent-style-name="Standard">
      <style:text-properties fo:font-variant="normal" fo:text-transform="none" fo:color="#222222" style:text-line-through-style="none" style:text-line-through-type="none" style:font-name="Times New Roman" fo:font-size="13pt" fo:letter-spacing="normal" fo:language="en" fo:country="US" fo:font-style="italic" style:text-underline-style="none" fo:font-weight="normal" officeooo:rsid="0050d4e8" officeooo:paragraph-rsid="0058cfd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P8" style:family="paragraph" style:parent-style-name="Standard">
      <style:text-properties fo:font-variant="normal" fo:text-transform="none" fo:color="#222222" style:font-name="Times New Roman" fo:font-size="13pt" fo:letter-spacing="normal" fo:language="en" fo:country="US" fo:font-style="normal" style:text-underline-style="none" fo:font-weight="normal" officeooo:rsid="00505cc7" officeooo:paragraph-rsid="004f83e0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9" style:family="paragraph" style:parent-style-name="Standard">
      <style:text-properties fo:font-size="13pt" fo:language="el" fo:country="GR" officeooo:rsid="00243db5" officeooo:paragraph-rsid="00243db5" style:font-size-asian="13pt" style:font-size-complex="13pt"/>
    </style:style>
    <style:style style:name="P10" style:family="paragraph" style:parent-style-name="Standard">
      <style:text-properties style:font-name="Times New Roman" fo:font-size="13pt" fo:language="el" fo:country="GR" officeooo:rsid="00243db5" officeooo:paragraph-rsid="00243db5" style:font-size-asian="13pt" style:font-size-complex="13pt"/>
    </style:style>
    <style:style style:name="P11" style:family="paragraph" style:parent-style-name="Standard">
      <style:text-properties style:font-name="Times New Roman" fo:font-size="13pt" fo:language="el" fo:country="GR" officeooo:rsid="0031d4d2" officeooo:paragraph-rsid="008af512" style:font-size-asian="13pt" style:font-size-complex="13pt"/>
    </style:style>
    <style:style style:name="P12" style:family="paragraph" style:parent-style-name="Standard">
      <style:text-properties style:font-name="Times New Roman" fo:font-size="13pt" fo:language="el" fo:country="GR" officeooo:rsid="0031d4d2" officeooo:paragraph-rsid="008bda89" style:font-size-asian="13pt" style:font-size-complex="13pt"/>
    </style:style>
    <style:style style:name="P13" style:family="paragraph" style:parent-style-name="Standard">
      <style:text-properties style:font-name="Times New Roman" fo:font-size="13pt" fo:language="el" fo:country="GR" officeooo:rsid="008bda89" officeooo:paragraph-rsid="008af512" style:font-size-asian="13pt" style:font-size-complex="13pt"/>
    </style:style>
    <style:style style:name="P14" style:family="paragraph" style:parent-style-name="Standard">
      <style:text-properties style:font-name="Times New Roman" fo:font-size="13pt" fo:language="el" fo:country="GR" officeooo:rsid="008bda89" officeooo:paragraph-rsid="008bda89" style:font-size-asian="13pt" style:font-size-complex="13pt"/>
    </style:style>
    <style:style style:name="P15" style:family="paragraph" style:parent-style-name="Standard">
      <style:text-properties style:font-name="Times New Roman" fo:font-size="13pt" fo:language="el" fo:country="GR" officeooo:rsid="008af512" officeooo:paragraph-rsid="008af512" style:font-size-asian="13pt" style:font-size-complex="13pt"/>
    </style:style>
    <style:style style:name="P16" style:family="paragraph" style:parent-style-name="Standard">
      <style:text-properties style:font-name="Times New Roman" fo:font-size="13pt" fo:language="el" fo:country="GR" officeooo:rsid="008cc2d2" officeooo:paragraph-rsid="008cc2d2" style:font-size-asian="13pt" style:font-size-complex="13pt"/>
    </style:style>
    <style:style style:name="P17" style:family="paragraph" style:parent-style-name="Standard">
      <style:text-properties style:font-name="Times New Roman" fo:font-size="13pt" fo:language="el" fo:country="GR" officeooo:rsid="009039cd" officeooo:paragraph-rsid="009039cd" style:font-size-asian="13pt" style:font-size-complex="13pt"/>
    </style:style>
    <style:style style:name="P18" style:family="paragraph" style:parent-style-name="Standard">
      <style:text-properties style:font-name="Times New Roman" fo:font-size="13pt" fo:language="el" fo:country="GR" officeooo:rsid="000aac87" officeooo:paragraph-rsid="009039cd" style:font-size-asian="13pt" style:font-size-complex="13pt"/>
    </style:style>
    <style:style style:name="P19" style:family="paragraph" style:parent-style-name="Standard">
      <style:text-properties style:font-name="Times New Roman" fo:font-size="13pt" fo:language="el" fo:country="GR" officeooo:rsid="00262114" officeooo:paragraph-rsid="00262114" style:font-size-asian="13pt" style:font-size-complex="13pt"/>
    </style:style>
    <style:style style:name="P20" style:family="paragraph" style:parent-style-name="Standard">
      <style:text-properties style:font-name="Times New Roman" fo:font-size="13pt" fo:language="el" fo:country="GR" officeooo:rsid="0028478e" officeooo:paragraph-rsid="001e4a38" style:font-size-asian="13pt" style:font-size-complex="13pt"/>
    </style:style>
    <style:style style:name="P21" style:family="paragraph" style:parent-style-name="Standard">
      <style:text-properties style:font-name="Times New Roman" fo:font-size="13pt" fo:language="el" fo:country="GR" officeooo:rsid="005be9be" officeooo:paragraph-rsid="0060e314" style:font-size-asian="13pt" style:font-size-complex="13pt"/>
    </style:style>
    <style:style style:name="P22" style:family="paragraph" style:parent-style-name="Standard">
      <style:text-properties style:font-name="Times New Roman" fo:font-size="13pt" fo:language="el" fo:country="GR" officeooo:rsid="0020c78d" officeooo:paragraph-rsid="0060e314" style:font-size-asian="13pt" style:font-size-complex="13pt"/>
    </style:style>
    <style:style style:name="P23" style:family="paragraph" style:parent-style-name="Standard">
      <style:text-properties style:font-name="Times New Roman" fo:font-size="13pt" fo:language="el" fo:country="GR" officeooo:rsid="0029ef4e" officeooo:paragraph-rsid="0060e314" style:font-size-asian="13pt" style:font-size-complex="13pt"/>
    </style:style>
    <style:style style:name="P24" style:family="paragraph" style:parent-style-name="Standard">
      <style:text-properties style:font-name="Times New Roman" fo:font-size="13pt" fo:language="el" fo:country="GR" officeooo:rsid="0029ef4e" officeooo:paragraph-rsid="005fd652" style:font-size-asian="13pt" style:font-size-complex="13pt"/>
    </style:style>
    <style:style style:name="P25" style:family="paragraph" style:parent-style-name="Standard">
      <style:text-properties style:font-name="Times New Roman" fo:font-size="13pt" fo:language="el" fo:country="GR" officeooo:rsid="0096e702" officeooo:paragraph-rsid="0096e702" style:font-size-asian="13pt" style:font-size-complex="13pt"/>
    </style:style>
    <style:style style:name="P26" style:family="paragraph" style:parent-style-name="Standard">
      <style:text-properties style:font-name="Times New Roman" fo:font-size="13pt" fo:language="el" fo:country="GR" officeooo:rsid="004aeb45" officeooo:paragraph-rsid="004f83e0" style:font-size-asian="13pt" style:font-size-complex="13pt"/>
    </style:style>
    <style:style style:name="P27" style:family="paragraph" style:parent-style-name="Standard">
      <style:text-properties style:font-name="Times New Roman" fo:font-size="13pt" fo:language="el" fo:country="GR" officeooo:rsid="009894c8" officeooo:paragraph-rsid="009894c8" style:font-size-asian="13pt" style:font-size-complex="13pt"/>
    </style:style>
    <style:style style:name="P28" style:family="paragraph" style:parent-style-name="Standard">
      <style:text-properties style:font-name="Times New Roman" fo:font-size="13pt" fo:language="el" fo:country="GR" officeooo:rsid="009a0986" officeooo:paragraph-rsid="009a0986" style:font-size-asian="13pt" style:font-size-complex="13pt"/>
    </style:style>
    <style:style style:name="P29" style:family="paragraph" style:parent-style-name="Standard">
      <style:text-properties style:font-name="Times New Roman" fo:font-size="13pt" fo:language="el" fo:country="GR" fo:font-weight="bold" officeooo:rsid="008ff70a" officeooo:paragraph-rsid="008ff70a" style:font-size-asian="13pt" style:font-weight-asian="bold" style:font-size-complex="13pt" style:font-weight-complex="bold"/>
    </style:style>
    <style:style style:name="P30" style:family="paragraph" style:parent-style-name="Standard">
      <style:text-properties style:font-name="Times New Roman" fo:font-size="13pt" fo:language="el" fo:country="GR" fo:font-weight="bold" officeooo:rsid="008bda89" officeooo:paragraph-rsid="008e0dd5" style:font-size-asian="13pt" style:font-weight-asian="bold" style:font-size-complex="13pt" style:font-weight-complex="bold"/>
    </style:style>
    <style:style style:name="P31" style:family="paragraph" style:parent-style-name="Standard">
      <style:text-properties style:font-name="Times New Roman" fo:font-size="13pt" fo:language="el" fo:country="GR" fo:font-style="normal" fo:font-weight="normal" officeooo:rsid="003fffe5" officeooo:paragraph-rsid="0060e314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style:font-name="Times New Roman" fo:font-size="13pt" fo:language="el" fo:country="GR" fo:font-style="normal" fo:font-weight="normal" officeooo:rsid="0040f2eb" officeooo:paragraph-rsid="0040f2eb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style:font-name="Times New Roman" fo:font-size="13pt" fo:language="el" fo:country="GR" fo:font-style="normal" fo:font-weight="normal" officeooo:rsid="00799ba7" officeooo:paragraph-rsid="00799ba7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style:font-name="Times New Roman" fo:font-size="13pt" fo:language="el" fo:country="GR" fo:font-style="normal" fo:font-weight="normal" officeooo:rsid="005fd652" officeooo:paragraph-rsid="006f6191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style:font-name="Times New Roman" fo:font-size="13pt" fo:language="el" fo:country="GR" fo:font-style="normal" fo:font-weight="normal" officeooo:rsid="0063bd0a" officeooo:paragraph-rsid="006f6191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style:font-name="Times New Roman" fo:font-size="13pt" fo:language="el" fo:country="GR" fo:font-style="normal" fo:font-weight="normal" officeooo:rsid="00830885" officeooo:paragraph-rsid="00a1ceb0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style:font-name="Times New Roman" fo:font-size="13pt" fo:language="el" fo:country="GR" fo:font-style="normal" fo:font-weight="normal" officeooo:rsid="00830885" officeooo:paragraph-rsid="00830885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style:font-name="Times New Roman" fo:font-size="13pt" fo:language="el" fo:country="GR" fo:font-style="normal" fo:font-weight="normal" officeooo:rsid="0085aa01" officeooo:paragraph-rsid="0085aa01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text-properties style:font-name="Times New Roman" fo:font-size="13pt" fo:language="el" fo:country="GR" fo:font-style="normal" fo:font-weight="normal" officeooo:rsid="00a44c6a" officeooo:paragraph-rsid="00a44c6a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style:font-name="Times New Roman" fo:font-size="13pt" fo:language="el" fo:country="GR" fo:font-style="normal" fo:font-weight="normal" officeooo:rsid="008a5c75" officeooo:paragraph-rsid="008a5c75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text-properties style:font-name="Times New Roman" fo:font-size="13pt" fo:language="el" fo:country="GR" fo:font-style="normal" fo:font-weight="normal" officeooo:rsid="00943687" officeooo:paragraph-rsid="00943687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style:font-name="Times New Roman" fo:font-size="13pt" fo:language="el" fo:country="GR" fo:font-style="normal" fo:font-weight="normal" officeooo:rsid="0095ad7c" officeooo:paragraph-rsid="0095ad7c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style:font-name="Times New Roman" fo:font-size="13pt" fo:language="el" fo:country="GR" fo:font-style="normal" fo:font-weight="normal" officeooo:rsid="0050d4e8" officeooo:paragraph-rsid="005594ed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style:font-name="Times New Roman" fo:font-size="13pt" fo:language="el" fo:country="GR" fo:font-style="italic" fo:font-weight="normal" officeooo:rsid="0095ad7c" officeooo:paragraph-rsid="0095ad7c" style:font-size-asian="13pt" style:font-style-asian="italic" style:font-weight-asian="normal" style:font-size-complex="13pt" style:font-style-complex="italic" style:font-weight-complex="normal"/>
    </style:style>
    <style:style style:name="P45" style:family="paragraph" style:parent-style-name="Standard">
      <style:text-properties style:font-name="Times New Roman" fo:font-size="13pt" fo:language="el" fo:country="GR" fo:font-style="italic" fo:font-weight="normal" officeooo:rsid="00505cc7" officeooo:paragraph-rsid="00505cc7" style:font-size-asian="13pt" style:font-style-asian="italic" style:font-weight-asian="normal" style:font-size-complex="13pt" style:font-style-complex="italic" style:font-weight-complex="normal"/>
    </style:style>
    <style:style style:name="P46" style:family="paragraph" style:parent-style-name="Standard">
      <style:text-properties style:font-name="Times New Roman" fo:font-size="13pt" fo:language="el" fo:country="GR" fo:font-style="italic" fo:font-weight="normal" officeooo:rsid="00505cc7" officeooo:paragraph-rsid="005594ed" style:font-size-asian="13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>
      <style:text-properties style:font-name="Times New Roman" fo:font-size="13pt" fo:language="el" fo:country="GR" fo:font-style="italic" fo:font-weight="normal" officeooo:rsid="005594ed" officeooo:paragraph-rsid="005594ed" style:font-size-asian="13pt" style:font-style-asian="italic" style:font-weight-asian="normal" style:font-size-complex="13pt" style:font-style-complex="italic" style:font-weight-complex="normal"/>
    </style:style>
    <style:style style:name="P48" style:family="paragraph" style:parent-style-name="Standard">
      <style:text-properties style:font-name="Times New Roman" fo:font-size="13pt" fo:font-style="italic" fo:font-weight="bold" officeooo:rsid="001e4a38" officeooo:paragraph-rsid="001e4a38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Standard">
      <style:text-properties style:font-name="Times New Roman" fo:font-size="13pt" fo:language="en" fo:country="US" officeooo:rsid="00262114" officeooo:paragraph-rsid="00262114" style:font-size-asian="13pt" style:font-size-complex="13pt"/>
    </style:style>
    <style:style style:name="P50" style:family="paragraph" style:parent-style-name="Standard">
      <style:text-properties style:font-name="Times New Roman" fo:font-size="13pt" fo:language="en" fo:country="US" officeooo:rsid="002759dd" officeooo:paragraph-rsid="002759dd" style:font-size-asian="13pt" style:font-size-complex="13pt"/>
    </style:style>
    <style:style style:name="P51" style:family="paragraph" style:parent-style-name="Standard">
      <style:text-properties style:font-name="Times New Roman" fo:font-size="13pt" fo:language="en" fo:country="US" officeooo:rsid="00434ccd" officeooo:paragraph-rsid="00434ccd" style:font-size-asian="13pt" style:font-size-complex="13pt"/>
    </style:style>
    <style:style style:name="P52" style:family="paragraph" style:parent-style-name="Standard">
      <style:text-properties style:font-name="Times New Roman" fo:font-size="13pt" fo:language="en" fo:country="US" officeooo:rsid="0036963d" officeooo:paragraph-rsid="0036963d" style:font-size-asian="13pt" style:font-size-complex="13pt"/>
    </style:style>
    <style:style style:name="P53" style:family="paragraph" style:parent-style-name="Standard">
      <style:text-properties style:font-name="Times New Roman" fo:font-size="13pt" fo:language="en" fo:country="US" officeooo:rsid="00463622" officeooo:paragraph-rsid="0036963d" style:font-size-asian="13pt" style:font-size-complex="13pt"/>
    </style:style>
    <style:style style:name="P54" style:family="paragraph" style:parent-style-name="Standard">
      <style:text-properties style:font-name="Times New Roman" fo:font-size="13pt" fo:language="en" fo:country="US" officeooo:rsid="00453c8f" officeooo:paragraph-rsid="00453c8f" style:font-size-asian="13pt" style:font-size-complex="13pt"/>
    </style:style>
    <style:style style:name="P55" style:family="paragraph" style:parent-style-name="Standard">
      <style:text-properties style:font-name="Times New Roman" fo:font-size="13pt" fo:language="en" fo:country="US" officeooo:rsid="005a9d50" officeooo:paragraph-rsid="005a9d50" style:font-size-asian="13pt" style:font-size-complex="13pt"/>
    </style:style>
    <style:style style:name="P56" style:family="paragraph" style:parent-style-name="Standard">
      <style:text-properties style:font-name="Times New Roman" fo:font-size="13pt" fo:language="en" fo:country="US" officeooo:rsid="0096e702" officeooo:paragraph-rsid="0096e702" style:font-size-asian="13pt" style:font-size-complex="13pt"/>
    </style:style>
    <style:style style:name="P57" style:family="paragraph" style:parent-style-name="Standard">
      <style:text-properties style:font-name="Times New Roman" fo:font-size="13pt" fo:language="en" fo:country="US" fo:font-style="italic" officeooo:rsid="0056d90b" officeooo:paragraph-rsid="0056d90b" style:font-size-asian="13pt" style:font-style-asian="italic" style:font-size-complex="13pt" style:font-style-complex="italic"/>
    </style:style>
    <style:style style:name="P58" style:family="paragraph" style:parent-style-name="Standard">
      <style:text-properties style:font-name="Times New Roman" fo:font-size="13pt" fo:language="en" fo:country="US" fo:font-style="italic" officeooo:rsid="005a9d50" officeooo:paragraph-rsid="005a9d50" style:font-size-asian="13pt" style:font-style-asian="italic" style:font-size-complex="13pt" style:font-style-complex="italic"/>
    </style:style>
    <style:style style:name="P59" style:family="paragraph" style:parent-style-name="Standard">
      <style:text-properties style:font-name="Times New Roman" fo:font-size="13pt" fo:language="en" fo:country="US" fo:font-style="italic" style:text-underline-style="none" fo:font-weight="bold" officeooo:rsid="002759dd" officeooo:paragraph-rsid="002759dd" style:font-size-asian="13pt" style:font-style-asian="italic" style:font-weight-asian="bold" style:font-size-complex="13pt" style:font-style-complex="italic" style:font-weight-complex="bold"/>
    </style:style>
    <style:style style:name="P60" style:family="paragraph" style:parent-style-name="Standard">
      <style:text-properties style:font-name="Times New Roman" fo:font-size="13pt" fo:language="en" fo:country="US" fo:font-style="italic" style:text-underline-style="none" fo:font-weight="bold" officeooo:rsid="0036963d" officeooo:paragraph-rsid="0036963d" style:font-size-asian="13pt" style:font-style-asian="italic" style:font-weight-asian="bold" style:font-size-complex="13pt" style:font-style-complex="italic" style:font-weight-complex="bold"/>
    </style:style>
    <style:style style:name="P61" style:family="paragraph" style:parent-style-name="Standard">
      <style:text-properties style:font-name="Times New Roman" fo:font-size="13pt" fo:language="en" fo:country="US" fo:font-style="italic" style:text-underline-style="none" fo:font-weight="bold" officeooo:rsid="00453c8f" officeooo:paragraph-rsid="00453c8f" style:font-size-asian="13pt" style:font-style-asian="italic" style:font-weight-asian="bold" style:font-size-complex="13pt" style:font-style-complex="italic" style:font-weight-complex="bold"/>
    </style:style>
    <style:style style:name="P62" style:family="paragraph" style:parent-style-name="Standard">
      <style:text-properties style:font-name="Times New Roman" fo:font-size="13pt" fo:language="en" fo:country="US" fo:font-style="italic" fo:font-weight="normal" officeooo:rsid="004e3e7a" officeooo:paragraph-rsid="004f83e0" style:font-size-asian="13pt" style:font-style-asian="italic" style:font-weight-asian="normal" style:font-size-complex="13pt" style:font-style-complex="italic" style:font-weight-complex="normal"/>
    </style:style>
    <style:style style:name="P63" style:family="paragraph" style:parent-style-name="Standard">
      <style:text-properties style:font-name="Times New Roman" fo:font-size="13pt" fo:language="en" fo:country="US" fo:font-style="italic" fo:font-weight="normal" officeooo:rsid="0050d4e8" officeooo:paragraph-rsid="005594ed" style:font-size-asian="13pt" style:font-style-asian="italic" style:font-weight-asian="normal" style:font-size-complex="13pt" style:font-style-complex="italic" style:font-weight-complex="normal"/>
    </style:style>
    <style:style style:name="P64" style:family="paragraph" style:parent-style-name="Standard">
      <style:text-properties style:font-name="Times New Roman" fo:font-size="13pt" fo:language="en" fo:country="US" fo:font-style="italic" fo:font-weight="normal" officeooo:rsid="0050d4e8" officeooo:paragraph-rsid="0058cfde" style:font-size-asian="13pt" style:font-style-asian="italic" style:font-weight-asian="normal" style:font-size-complex="13pt" style:font-style-complex="italic" style:font-weight-complex="normal"/>
    </style:style>
    <style:style style:name="P65" style:family="paragraph" style:parent-style-name="Standard">
      <style:text-properties style:font-name="Times New Roman" fo:font-size="13pt" officeooo:rsid="001e4a38" officeooo:paragraph-rsid="001e4a38" style:font-size-asian="13pt" style:font-size-complex="13pt"/>
    </style:style>
    <style:style style:name="P66" style:family="paragraph" style:parent-style-name="Standard">
      <style:text-properties style:font-name="Times New Roman" fo:font-size="13pt" officeooo:rsid="001f4976" officeooo:paragraph-rsid="0060e314" style:font-size-asian="13pt" style:font-size-complex="13pt"/>
    </style:style>
    <style:style style:name="P67" style:family="paragraph" style:parent-style-name="Standard">
      <style:text-properties style:font-name="Times New Roman" fo:font-size="13pt" officeooo:rsid="000aac87" officeooo:paragraph-rsid="000daa0f" style:font-size-asian="13pt" style:font-size-complex="13pt"/>
    </style:style>
    <style:style style:name="P68" style:family="paragraph" style:parent-style-name="Standard">
      <style:text-properties fo:font-size="40pt" fo:language="el" fo:country="GR" style:text-underline-style="none" officeooo:rsid="000becaa" officeooo:paragraph-rsid="00ad01c9" style:font-size-asian="40pt" style:font-size-complex="40pt"/>
    </style:style>
    <style:style style:name="P69" style:family="paragraph" style:parent-style-name="Standard">
      <style:paragraph-properties fo:text-align="center" style:justify-single-word="false"/>
      <style:text-properties fo:font-size="40pt" fo:font-style="italic" style:text-underline-style="none" officeooo:rsid="000becaa" officeooo:paragraph-rsid="00ad01c9" style:font-size-asian="40pt" style:font-style-asian="italic" style:font-size-complex="40pt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officeooo:rsid="001d5c3f" officeooo:paragraph-rsid="00ad01c9" style:font-size-asian="32pt" style:font-style-asian="italic" style:font-size-complex="32pt" style:font-style-complex="italic"/>
    </style:style>
    <style:style style:name="P71" style:family="paragraph" style:parent-style-name="Preformatted_20_Text">
      <style:text-properties officeooo:rsid="000aac87" officeooo:paragraph-rsid="003b9ef2"/>
    </style:style>
    <style:style style:name="T1" style:family="text">
      <style:text-properties officeooo:rsid="00174ba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cd8c6"/>
    </style:style>
    <style:style style:name="T4" style:family="text">
      <style:text-properties fo:language="en" fo:country="US" officeooo:rsid="00313845"/>
    </style:style>
    <style:style style:name="T5" style:family="text">
      <style:text-properties fo:language="en" fo:country="US" officeooo:rsid="003631fe"/>
    </style:style>
    <style:style style:name="T6" style:family="text">
      <style:text-properties fo:language="en" fo:country="US" officeooo:rsid="00386cc0"/>
    </style:style>
    <style:style style:name="T7" style:family="text">
      <style:text-properties fo:language="en" fo:country="US" officeooo:rsid="003d5463"/>
    </style:style>
    <style:style style:name="T8" style:family="text">
      <style:text-properties fo:language="en" fo:country="US" officeooo:rsid="00406451"/>
    </style:style>
    <style:style style:name="T9" style:family="text">
      <style:text-properties fo:language="en" fo:country="US" officeooo:rsid="0040a8a9"/>
    </style:style>
    <style:style style:name="T10" style:family="text">
      <style:text-properties fo:language="en" fo:country="US" officeooo:rsid="00426b7b"/>
    </style:style>
    <style:style style:name="T11" style:family="text">
      <style:text-properties fo:language="en" fo:country="US" officeooo:rsid="0028478e"/>
    </style:style>
    <style:style style:name="T12" style:family="text">
      <style:text-properties fo:language="en" fo:country="US" officeooo:rsid="005f122f"/>
    </style:style>
    <style:style style:name="T13" style:family="text">
      <style:text-properties fo:language="en" fo:country="US" officeooo:rsid="00636003"/>
    </style:style>
    <style:style style:name="T14" style:family="text">
      <style:text-properties fo:language="en" fo:country="US" officeooo:rsid="0070d984"/>
    </style:style>
    <style:style style:name="T15" style:family="text">
      <style:text-properties fo:language="en" fo:country="US" officeooo:rsid="0072b782"/>
    </style:style>
    <style:style style:name="T16" style:family="text">
      <style:text-properties fo:language="en" fo:country="US" officeooo:rsid="00768cc8"/>
    </style:style>
    <style:style style:name="T17" style:family="text">
      <style:text-properties fo:language="en" fo:country="US" officeooo:rsid="0078c8a3"/>
    </style:style>
    <style:style style:name="T18" style:family="text">
      <style:text-properties fo:language="en" fo:country="US" officeooo:rsid="007a841e"/>
    </style:style>
    <style:style style:name="T19" style:family="text">
      <style:text-properties fo:language="en" fo:country="US" officeooo:rsid="007e0351"/>
    </style:style>
    <style:style style:name="T20" style:family="text">
      <style:text-properties fo:language="en" fo:country="US" officeooo:rsid="007f45b9"/>
    </style:style>
    <style:style style:name="T21" style:family="text">
      <style:text-properties fo:language="en" fo:country="US" officeooo:rsid="00830885"/>
    </style:style>
    <style:style style:name="T22" style:family="text">
      <style:text-properties fo:language="en" fo:country="US" officeooo:rsid="00850dbd"/>
    </style:style>
    <style:style style:name="T23" style:family="text">
      <style:text-properties fo:language="en" fo:country="US" officeooo:rsid="0085aa01"/>
    </style:style>
    <style:style style:name="T24" style:family="text">
      <style:text-properties fo:language="en" fo:country="US" officeooo:rsid="008624c6"/>
    </style:style>
    <style:style style:name="T25" style:family="text">
      <style:text-properties fo:language="en" fo:country="US" officeooo:rsid="0089f661"/>
    </style:style>
    <style:style style:name="T26" style:family="text">
      <style:text-properties fo:language="en" fo:country="US" officeooo:rsid="00922ef1"/>
    </style:style>
    <style:style style:name="T27" style:family="text">
      <style:text-properties fo:language="en" fo:country="US" officeooo:rsid="00928c3f"/>
    </style:style>
    <style:style style:name="T28" style:family="text">
      <style:text-properties fo:language="en" fo:country="US" officeooo:rsid="00943687"/>
    </style:style>
    <style:style style:name="T29" style:family="text">
      <style:text-properties fo:language="en" fo:country="US" officeooo:rsid="009894c8"/>
    </style:style>
    <style:style style:name="T30" style:family="text">
      <style:text-properties fo:language="en" fo:country="US" officeooo:rsid="009d494b"/>
    </style:style>
    <style:style style:name="T31" style:family="text">
      <style:text-properties fo:language="en" fo:country="US" officeooo:rsid="009fe1f8"/>
    </style:style>
    <style:style style:name="T32" style:family="text">
      <style:text-properties fo:language="en" fo:country="US" officeooo:rsid="00a1ceb0"/>
    </style:style>
    <style:style style:name="T33" style:family="text">
      <style:text-properties fo:language="en" fo:country="US" officeooo:rsid="00a32930"/>
    </style:style>
    <style:style style:name="T34" style:family="text">
      <style:text-properties fo:language="en" fo:country="US" officeooo:rsid="00a54c34"/>
    </style:style>
    <style:style style:name="T35" style:family="text">
      <style:text-properties fo:language="en" fo:country="US" officeooo:rsid="00aaaa87"/>
    </style:style>
    <style:style style:name="T36" style:family="text">
      <style:text-properties officeooo:rsid="002b933a"/>
    </style:style>
    <style:style style:name="T37" style:family="text">
      <style:text-properties officeooo:rsid="00313845"/>
    </style:style>
    <style:style style:name="T38" style:family="text">
      <style:text-properties fo:font-variant="normal" fo:text-transform="none" fo:color="#222222" style:font-name="PT Serif" fo:letter-spacing="normal" fo:font-style="normal" style:text-underline-style="none" style:font-style-asian="normal" style:font-style-complex="normal" loext:padding="0in" loext:border="none"/>
    </style:style>
    <style:style style:name="T39" style:family="text">
      <style:text-properties fo:font-variant="normal" fo:text-transform="none" fo:color="#222222" style:font-name="PT Serif" fo:letter-spacing="normal" fo:font-style="normal" style:text-underline-style="none" fo:font-weight="normal" officeooo:rsid="004c3d42" style:font-style-asian="normal" style:font-weight-asian="normal" style:font-style-complex="normal" style:font-weight-complex="normal" loext:padding="0in" loext:border="none"/>
    </style:style>
    <style:style style:name="T40" style:family="text">
      <style:text-properties fo:font-variant="normal" fo:text-transform="none" fo:color="#222222" style:font-name="PT Serif" fo:letter-spacing="normal" fo:font-style="normal" style:text-underline-style="none" fo:font-weight="normal" officeooo:rsid="004cfd3e" style:font-style-asian="normal" style:font-weight-asian="normal" style:font-style-complex="normal" style:font-weight-complex="normal" loext:padding="0in" loext:border="none"/>
    </style:style>
    <style:style style:name="T41" style:family="text">
      <style:text-properties fo:font-variant="normal" fo:text-transform="none" fo:color="#222222" style:font-name="PT Serif" fo:letter-spacing="normal" fo:language="el" fo:country="GR" fo:font-style="normal" style:text-underline-style="none" officeooo:rsid="004cfd3e" style:font-style-asian="normal" style:font-style-complex="normal" loext:padding="0in" loext:border="none"/>
    </style:style>
    <style:style style:name="T42" style:family="text">
      <style:text-properties fo:font-variant="normal" fo:text-transform="none" fo:color="#222222" style:font-name="PT Serif" fo:letter-spacing="normal" fo:language="el" fo:country="GR" fo:font-style="normal" style:text-underline-style="none" style:font-style-asian="normal" style:font-style-complex="normal" loext:padding="0in" loext:border="none"/>
    </style:style>
    <style:style style:name="T43" style:family="text">
      <style:text-properties fo:font-variant="normal" fo:text-transform="none" fo:color="#222222" style:font-name="PT Serif" fo:letter-spacing="normal" fo:language="el" fo:country="GR" fo:font-style="normal" style:text-underline-style="solid" style:text-underline-width="auto" style:text-underline-color="font-color" style:font-style-asian="normal" style:font-style-complex="normal" loext:padding="0in" loext:border="none"/>
    </style:style>
    <style:style style:name="T44" style:family="text">
      <style:text-properties fo:font-variant="normal" fo:text-transform="none" fo:color="#222222" style:font-name="PT Serif" fo:letter-spacing="normal" fo:language="en" fo:country="US" fo:font-style="normal" style:text-underline-style="none" style:font-style-asian="normal" style:font-style-complex="normal" loext:padding="0in" loext:border="none"/>
    </style:style>
    <style:style style:name="T45" style:family="text">
      <style:text-properties fo:font-variant="normal" fo:text-transform="none" fo:color="#222222" style:font-name="PT Serif" fo:letter-spacing="normal" fo:language="en" fo:country="US" fo:font-style="normal" style:text-underline-style="none" fo:font-weight="normal" officeooo:rsid="004c3d42" style:font-style-asian="normal" style:font-weight-asian="normal" style:font-style-complex="normal" style:font-weight-complex="normal" loext:padding="0in" loext:border="none"/>
    </style:style>
    <style:style style:name="T46" style:family="text">
      <style:text-properties fo:font-variant="normal" fo:text-transform="none" fo:color="#222222" style:font-name="PT Serif" fo:letter-spacing="normal" fo:language="en" fo:country="US" fo:font-style="normal" style:text-underline-style="none" fo:font-weight="normal" officeooo:rsid="004cfd3e" style:font-style-asian="normal" style:font-weight-asian="normal" style:font-style-complex="normal" style:font-weight-complex="normal" loext:padding="0in" loext:border="none"/>
    </style:style>
    <style:style style:name="T47" style:family="text">
      <style:text-properties fo:font-variant="normal" fo:text-transform="none" fo:color="#222222" style:text-line-through-style="none" style:text-line-through-type="none" style:font-name="PT Serif" fo:letter-spacing="normal" fo:language="el" fo:country="GR" style:text-underline-style="none" fo:font-weight="bold" style:font-weight-asian="bold" style:font-weight-complex="bold" loext:padding="0in" loext:border="none"/>
    </style:style>
    <style:style style:name="T48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fo:font-weight="bold" officeooo:rsid="004e3e7a" style:font-weight-asian="bold" style:font-weight-complex="bold" loext:padding="0in" loext:border="none"/>
    </style:style>
    <style:style style:name="T49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4fce66" loext:padding="0in" loext:border="none"/>
    </style:style>
    <style:style style:name="T50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loext:padding="0in" loext:border="none"/>
    </style:style>
    <style:style style:name="T51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5594ed" loext:padding="0in" loext:border="none"/>
    </style:style>
    <style:style style:name="T52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4e3e7a" loext:padding="0in" loext:border="none"/>
    </style:style>
    <style:style style:name="T53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56c320" loext:padding="0in" loext:border="none"/>
    </style:style>
    <style:style style:name="T54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58cfde" loext:padding="0in" loext:border="none"/>
    </style:style>
    <style:style style:name="T55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5a9d50" loext:padding="0in" loext:border="none"/>
    </style:style>
    <style:style style:name="T56" style:family="text">
      <style:text-properties fo:font-variant="normal" fo:text-transform="none" fo:color="#222222" style:text-line-through-style="none" style:text-line-through-type="none" style:font-name="PT Serif" fo:letter-spacing="normal" style:text-underline-style="none" officeooo:rsid="00ab5c0f" loext:padding="0in" loext:border="none"/>
    </style:style>
    <style:style style:name="T57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style:text-underline-style="none" loext:padding="0in" loext:border="none"/>
    </style:style>
    <style:style style:name="T58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style:text-underline-style="none" officeooo:rsid="005594ed" loext:padding="0in" loext:border="none"/>
    </style:style>
    <style:style style:name="T59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style:text-underline-style="none" officeooo:rsid="0056c320" loext:padding="0in" loext:border="none"/>
    </style:style>
    <style:style style:name="T60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style:text-underline-style="none" officeooo:rsid="0058cfde" loext:padding="0in" loext:border="none"/>
    </style:style>
    <style:style style:name="T61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style:text-underline-style="none" officeooo:rsid="005a9d50" loext:padding="0in" loext:border="none"/>
    </style:style>
    <style:style style:name="T62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style:text-underline-style="none" officeooo:rsid="00ab5c0f" loext:padding="0in" loext:border="none"/>
    </style:style>
    <style:style style:name="T63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fo:font-style="normal" style:text-underline-style="none" style:font-style-asian="normal" style:font-style-complex="normal" loext:padding="0in" loext:border="none"/>
    </style:style>
    <style:style style:name="T64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fo:font-style="normal" style:text-underline-style="none" officeooo:rsid="005594ed" style:font-style-asian="normal" style:font-style-complex="normal" loext:padding="0in" loext:border="none"/>
    </style:style>
    <style:style style:name="T65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fo:font-style="normal" style:text-underline-style="none" officeooo:rsid="004fce66" style:font-style-asian="normal" style:font-style-complex="normal" loext:padding="0in" loext:border="none"/>
    </style:style>
    <style:style style:name="T66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fo:font-style="normal" style:text-underline-style="none" officeooo:rsid="005534d7" style:font-style-asian="normal" style:font-style-complex="normal" loext:padding="0in" loext:border="none"/>
    </style:style>
    <style:style style:name="T67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fo:font-style="normal" style:text-underline-style="none" officeooo:rsid="00174baa" style:font-style-asian="normal" style:font-style-complex="normal" loext:padding="0in" loext:border="none"/>
    </style:style>
    <style:style style:name="T68" style:family="text">
      <style:text-properties fo:font-variant="normal" fo:text-transform="none" fo:color="#222222" style:text-line-through-style="none" style:text-line-through-type="none" style:font-name="PT Serif" fo:letter-spacing="normal" fo:language="en" fo:country="US" fo:font-style="normal" style:text-underline-style="none" fo:font-weight="bold" style:font-style-asian="normal" style:font-weight-asian="bold" style:font-style-complex="normal" style:font-weight-complex="bold" loext:padding="0in" loext:border="none"/>
    </style:style>
    <style:style style:name="T69" style:family="text">
      <style:text-properties fo:font-variant="normal" fo:text-transform="none" fo:color="#222222" style:text-line-through-style="none" style:text-line-through-type="none" style:font-name="PT Serif" fo:letter-spacing="normal" fo:font-style="normal" style:text-underline-style="none" officeooo:rsid="004e3e7a" style:font-style-asian="normal" style:font-style-complex="normal" loext:padding="0in" loext:border="none"/>
    </style:style>
    <style:style style:name="T70" style:family="text">
      <style:text-properties fo:font-variant="normal" fo:text-transform="none" fo:color="#222222" style:text-line-through-style="none" style:text-line-through-type="none" style:font-name="PT Serif" fo:letter-spacing="normal" fo:font-style="normal" style:text-underline-style="none" style:font-style-asian="normal" style:font-style-complex="normal" loext:padding="0in" loext:border="none"/>
    </style:style>
    <style:style style:name="T71" style:family="text">
      <style:text-properties fo:font-variant="normal" fo:text-transform="none" fo:color="#222222" style:text-line-through-style="none" style:text-line-through-type="none" style:font-name="PT Serif" fo:letter-spacing="normal" fo:font-style="normal" style:text-underline-style="none" officeooo:rsid="004ee6fd" style:font-style-asian="normal" style:font-style-complex="normal" loext:padding="0in" loext:border="none"/>
    </style:style>
    <style:style style:name="T72" style:family="text">
      <style:text-properties fo:font-variant="normal" fo:text-transform="none" fo:color="#222222" style:text-line-through-style="none" style:text-line-through-type="none" style:font-name="PT Serif" fo:letter-spacing="normal" fo:font-style="normal" style:text-underline-style="none" officeooo:rsid="005594ed" style:font-style-asian="normal" style:font-style-complex="normal" loext:padding="0in" loext:border="none"/>
    </style:style>
    <style:style style:name="T73" style:family="text">
      <style:text-properties fo:font-variant="normal" fo:text-transform="none" fo:color="#222222" style:text-line-through-style="none" style:text-line-through-type="none" style:font-name="PT Serif" fo:font-size="12pt" fo:letter-spacing="normal" style:text-underline-style="none" officeooo:rsid="004e3e7a" style:font-size-asian="12pt" style:font-size-complex="12pt" loext:padding="0in" loext:border="none"/>
    </style:style>
    <style:style style:name="T74" style:family="text">
      <style:text-properties fo:font-variant="normal" fo:text-transform="none" fo:color="#222222" style:text-line-through-style="none" style:text-line-through-type="none" style:font-name="PT Serif" fo:font-size="12pt" fo:letter-spacing="normal" style:text-underline-style="none" officeooo:rsid="005594ed" style:font-size-asian="12pt" style:font-size-complex="12pt" loext:padding="0in" loext:border="none"/>
    </style:style>
    <style:style style:name="T75" style:family="text">
      <style:text-properties fo:font-variant="normal" fo:text-transform="none" fo:color="#222222" style:text-line-through-style="none" style:text-line-through-type="none" fo:letter-spacing="normal" fo:language="el" fo:country="GR" style:text-underline-style="none" fo:font-weight="bold" style:font-weight-asian="bold" style:font-weight-complex="bold" loext:padding="0in" loext:border="none"/>
    </style:style>
    <style:style style:name="T76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4e3e7a" style:font-style-asian="normal" style:font-style-complex="normal" loext:padding="0in" loext:border="none"/>
    </style:style>
    <style:style style:name="T77" style:family="text">
      <style:text-properties fo:font-variant="normal" fo:text-transform="none" fo:color="#222222" style:text-line-through-style="none" style:text-line-through-type="none" fo:letter-spacing="normal" fo:font-style="normal" style:text-underline-style="none" style:font-style-asian="normal" style:font-style-complex="normal" loext:padding="0in" loext:border="none"/>
    </style:style>
    <style:style style:name="T78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5594ed" style:font-style-asian="normal" style:font-style-complex="normal" loext:padding="0in" loext:border="none"/>
    </style:style>
    <style:style style:name="T79" style:family="text">
      <style:text-properties fo:font-variant="normal" fo:text-transform="none" fo:color="#222222" style:text-line-through-style="none" style:text-line-through-type="none" fo:letter-spacing="normal" fo:font-style="normal" style:text-underline-style="none" officeooo:rsid="004ee6fd" style:font-style-asian="normal" style:font-style-complex="normal" loext:padding="0in" loext:border="none"/>
    </style:style>
    <style:style style:name="T80" style:family="text">
      <style:text-properties fo:font-variant="normal" fo:text-transform="none" fo:color="#222222" style:text-line-through-style="none" style:text-line-through-type="none" fo:letter-spacing="normal" style:text-underline-style="none" fo:font-weight="bold" officeooo:rsid="004e3e7a" style:font-weight-asian="bold" style:font-weight-complex="bold" loext:padding="0in" loext:border="none"/>
    </style:style>
    <style:style style:name="T81" style:family="text">
      <style:text-properties fo:font-variant="normal" fo:text-transform="none" fo:color="#222222" style:text-line-through-style="none" style:text-line-through-type="none" fo:letter-spacing="normal" style:text-underline-style="none" officeooo:rsid="004fce66" loext:padding="0in" loext:border="none"/>
    </style:style>
    <style:style style:name="T82" style:family="text">
      <style:text-properties fo:font-variant="normal" fo:text-transform="none" fo:color="#222222" style:text-line-through-style="none" style:text-line-through-type="none" fo:letter-spacing="normal" style:text-underline-style="none" loext:padding="0in" loext:border="none"/>
    </style:style>
    <style:style style:name="T83" style:family="text">
      <style:text-properties fo:font-variant="normal" fo:text-transform="none" fo:color="#222222" style:text-line-through-style="none" style:text-line-through-type="none" fo:letter-spacing="normal" style:text-underline-style="none" officeooo:rsid="005594ed" loext:padding="0in" loext:border="none"/>
    </style:style>
    <style:style style:name="T84" style:family="text">
      <style:text-properties fo:font-variant="normal" fo:text-transform="none" fo:color="#222222" style:text-line-through-style="none" style:text-line-through-type="none" fo:letter-spacing="normal" style:text-underline-style="none" officeooo:rsid="004e3e7a" loext:padding="0in" loext:border="none"/>
    </style:style>
    <style:style style:name="T85" style:family="text">
      <style:text-properties fo:font-variant="normal" fo:text-transform="none" fo:color="#222222" style:text-line-through-style="none" style:text-line-through-type="none" fo:letter-spacing="normal" style:text-underline-style="none" officeooo:rsid="00ab5c0f" loext:padding="0in" loext:border="none"/>
    </style:style>
    <style:style style:name="T86" style:family="text">
      <style:text-properties fo:font-variant="normal" fo:text-transform="none" fo:color="#222222" style:text-line-through-style="none" style:text-line-through-type="none" fo:letter-spacing="normal" style:text-underline-style="none" officeooo:rsid="0056c320" loext:padding="0in" loext:border="none"/>
    </style:style>
    <style:style style:name="T87" style:family="text">
      <style:text-properties fo:font-variant="normal" fo:text-transform="none" fo:color="#222222" style:text-line-through-style="none" style:text-line-through-type="none" fo:letter-spacing="normal" style:text-underline-style="none" officeooo:rsid="0058cfde" loext:padding="0in" loext:border="none"/>
    </style:style>
    <style:style style:name="T88" style:family="text">
      <style:text-properties fo:font-variant="normal" fo:text-transform="none" fo:color="#222222" style:text-line-through-style="none" style:text-line-through-type="none" fo:letter-spacing="normal" style:text-underline-style="none" officeooo:rsid="005a9d50" loext:padding="0in" loext:border="none"/>
    </style:style>
    <style:style style:name="T89" style:family="text">
      <style:text-properties fo:font-variant="normal" fo:text-transform="none" fo:color="#222222" style:text-line-through-style="none" style:text-line-through-type="none" fo:letter-spacing="normal" style:text-underline-style="none" officeooo:rsid="00b6be61" loext:padding="0in" loext:border="none"/>
    </style:style>
    <style:style style:name="T90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style:font-style-asian="normal" style:font-style-complex="normal" loext:padding="0in" loext:border="none"/>
    </style:style>
    <style:style style:name="T91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officeooo:rsid="005594ed" style:font-style-asian="normal" style:font-style-complex="normal" loext:padding="0in" loext:border="none"/>
    </style:style>
    <style:style style:name="T92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officeooo:rsid="004fce66" style:font-style-asian="normal" style:font-style-complex="normal" loext:padding="0in" loext:border="none"/>
    </style:style>
    <style:style style:name="T93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officeooo:rsid="005534d7" style:font-style-asian="normal" style:font-style-complex="normal" loext:padding="0in" loext:border="none"/>
    </style:style>
    <style:style style:name="T94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officeooo:rsid="00174baa" style:font-style-asian="normal" style:font-style-complex="normal" loext:padding="0in" loext:border="none"/>
    </style:style>
    <style:style style:name="T95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fo:font-weight="bold" style:font-style-asian="normal" style:font-weight-asian="bold" style:font-style-complex="normal" style:font-weight-complex="bold" loext:padding="0in" loext:border="none"/>
    </style:style>
    <style:style style:name="T96" style:family="text">
      <style:text-properties fo:font-variant="normal" fo:text-transform="none" fo:color="#222222" style:text-line-through-style="none" style:text-line-through-type="none" fo:letter-spacing="normal" fo:language="en" fo:country="US" style:text-underline-style="none" loext:padding="0in" loext:border="none"/>
    </style:style>
    <style:style style:name="T97" style:family="text">
      <style:text-properties fo:font-variant="normal" fo:text-transform="none" fo:color="#222222" style:text-line-through-style="none" style:text-line-through-type="none" fo:letter-spacing="normal" fo:language="en" fo:country="US" style:text-underline-style="none" officeooo:rsid="005594ed" loext:padding="0in" loext:border="none"/>
    </style:style>
    <style:style style:name="T98" style:family="text">
      <style:text-properties fo:font-variant="normal" fo:text-transform="none" fo:color="#222222" style:text-line-through-style="none" style:text-line-through-type="none" fo:letter-spacing="normal" fo:language="en" fo:country="US" style:text-underline-style="none" officeooo:rsid="0056c320" loext:padding="0in" loext:border="none"/>
    </style:style>
    <style:style style:name="T99" style:family="text">
      <style:text-properties fo:font-variant="normal" fo:text-transform="none" fo:color="#222222" style:text-line-through-style="none" style:text-line-through-type="none" fo:letter-spacing="normal" fo:language="en" fo:country="US" style:text-underline-style="none" officeooo:rsid="0058cfde" loext:padding="0in" loext:border="none"/>
    </style:style>
    <style:style style:name="T100" style:family="text">
      <style:text-properties fo:font-variant="normal" fo:text-transform="none" fo:color="#222222" style:text-line-through-style="none" style:text-line-through-type="none" fo:letter-spacing="normal" fo:language="en" fo:country="US" style:text-underline-style="none" officeooo:rsid="005a9d50" loext:padding="0in" loext:border="none"/>
    </style:style>
    <style:style style:name="T101" style:family="text">
      <style:text-properties fo:font-variant="normal" fo:text-transform="none" fo:color="#222222" fo:letter-spacing="normal" fo:font-style="normal" style:text-underline-style="none" fo:font-weight="normal" officeooo:rsid="004c3d42" style:font-style-asian="normal" style:font-weight-asian="normal" style:font-style-complex="normal" style:font-weight-complex="normal" loext:padding="0in" loext:border="none"/>
    </style:style>
    <style:style style:name="T102" style:family="text">
      <style:text-properties fo:font-variant="normal" fo:text-transform="none" fo:color="#222222" fo:letter-spacing="normal" fo:font-style="normal" style:text-underline-style="none" fo:font-weight="normal" officeooo:rsid="004cfd3e" style:font-style-asian="normal" style:font-weight-asian="normal" style:font-style-complex="normal" style:font-weight-complex="normal" loext:padding="0in" loext:border="none"/>
    </style:style>
    <style:style style:name="T103" style:family="text">
      <style:text-properties fo:font-variant="normal" fo:text-transform="none" fo:color="#222222" fo:letter-spacing="normal" fo:font-style="normal" style:text-underline-style="none" style:font-style-asian="normal" style:font-style-complex="normal" loext:padding="0in" loext:border="none"/>
    </style:style>
    <style:style style:name="T104" style:family="text">
      <style:text-properties fo:font-variant="normal" fo:text-transform="none" fo:color="#222222" fo:letter-spacing="normal" fo:language="en" fo:country="US" fo:font-style="normal" style:text-underline-style="none" fo:font-weight="normal" officeooo:rsid="004c3d42" style:font-style-asian="normal" style:font-weight-asian="normal" style:font-style-complex="normal" style:font-weight-complex="normal" loext:padding="0in" loext:border="none"/>
    </style:style>
    <style:style style:name="T105" style:family="text">
      <style:text-properties fo:font-variant="normal" fo:text-transform="none" fo:color="#222222" fo:letter-spacing="normal" fo:language="en" fo:country="US" fo:font-style="normal" style:text-underline-style="none" fo:font-weight="normal" officeooo:rsid="004cfd3e" style:font-style-asian="normal" style:font-weight-asian="normal" style:font-style-complex="normal" style:font-weight-complex="normal" loext:padding="0in" loext:border="none"/>
    </style:style>
    <style:style style:name="T106" style:family="text">
      <style:text-properties fo:font-variant="normal" fo:text-transform="none" fo:color="#222222" fo:letter-spacing="normal" fo:language="en" fo:country="US" fo:font-style="normal" style:text-underline-style="none" style:font-style-asian="normal" style:font-style-complex="normal" loext:padding="0in" loext:border="none"/>
    </style:style>
    <style:style style:name="T107" style:family="text">
      <style:text-properties fo:font-variant="normal" fo:text-transform="none" fo:color="#222222" fo:letter-spacing="normal" fo:language="el" fo:country="GR" fo:font-style="normal" style:text-underline-style="none" officeooo:rsid="004cfd3e" style:font-style-asian="normal" style:font-style-complex="normal" loext:padding="0in" loext:border="none"/>
    </style:style>
    <style:style style:name="T108" style:family="text">
      <style:text-properties fo:font-variant="normal" fo:text-transform="none" fo:color="#222222" fo:letter-spacing="normal" fo:language="el" fo:country="GR" fo:font-style="normal" style:text-underline-style="none" style:font-style-asian="normal" style:font-style-complex="normal" loext:padding="0in" loext:border="none"/>
    </style:style>
    <style:style style:name="T109" style:family="text">
      <style:text-properties fo:font-variant="normal" fo:text-transform="none" fo:color="#222222" fo:letter-spacing="normal" fo:language="el" fo:country="GR" fo:font-style="normal" style:text-underline-style="solid" style:text-underline-width="auto" style:text-underline-color="font-color" style:font-style-asian="normal" style:font-style-complex="normal" loext:padding="0in" loext:border="none"/>
    </style:style>
    <style:style style:name="T110" style:family="text">
      <style:text-properties officeooo:rsid="00386cc0"/>
    </style:style>
    <style:style style:name="T111" style:family="text">
      <style:text-properties officeooo:rsid="003d5463"/>
    </style:style>
    <style:style style:name="T112" style:family="text">
      <style:text-properties officeooo:rsid="00406451"/>
    </style:style>
    <style:style style:name="T113" style:family="text">
      <style:text-properties officeooo:rsid="0040a8a9"/>
    </style:style>
    <style:style style:name="T114" style:family="text">
      <style:text-properties officeooo:rsid="00426b7b"/>
    </style:style>
    <style:style style:name="T115" style:family="text">
      <style:text-properties officeooo:rsid="00505cc7"/>
    </style:style>
    <style:style style:name="T116" style:family="text">
      <style:text-properties officeooo:rsid="0028478e"/>
    </style:style>
    <style:style style:name="T117" style:family="text">
      <style:text-properties officeooo:rsid="005f122f"/>
    </style:style>
    <style:style style:name="T118" style:family="text">
      <style:text-properties officeooo:rsid="003fffe5"/>
    </style:style>
    <style:style style:name="T119" style:family="text">
      <style:text-properties officeooo:rsid="00636003"/>
    </style:style>
    <style:style style:name="T120" style:family="text">
      <style:text-properties officeooo:rsid="006f6191"/>
    </style:style>
    <style:style style:name="T121" style:family="text">
      <style:text-properties officeooo:rsid="0070d984"/>
    </style:style>
    <style:style style:name="T122" style:family="text">
      <style:text-properties officeooo:rsid="0072b782"/>
    </style:style>
    <style:style style:name="T123" style:family="text">
      <style:text-properties officeooo:rsid="00742f7a"/>
    </style:style>
    <style:style style:name="T124" style:family="text">
      <style:text-properties officeooo:rsid="00768cc8"/>
    </style:style>
    <style:style style:name="T125" style:family="text">
      <style:text-properties officeooo:rsid="0078c8a3"/>
    </style:style>
    <style:style style:name="T126" style:family="text">
      <style:text-properties officeooo:rsid="007a841e"/>
    </style:style>
    <style:style style:name="T127" style:family="text">
      <style:text-properties officeooo:rsid="007e0351"/>
    </style:style>
    <style:style style:name="T128" style:family="text">
      <style:text-properties officeooo:rsid="007f45b9"/>
    </style:style>
    <style:style style:name="T129" style:family="text">
      <style:text-properties officeooo:rsid="00830885"/>
    </style:style>
    <style:style style:name="T130" style:family="text">
      <style:text-properties officeooo:rsid="00850dbd"/>
    </style:style>
    <style:style style:name="T131" style:family="text">
      <style:text-properties officeooo:rsid="0085aa01"/>
    </style:style>
    <style:style style:name="T132" style:family="text">
      <style:text-properties officeooo:rsid="008624c6"/>
    </style:style>
    <style:style style:name="T133" style:family="text">
      <style:text-properties officeooo:rsid="00881205"/>
    </style:style>
    <style:style style:name="T134" style:family="text">
      <style:text-properties officeooo:rsid="0089f661"/>
    </style:style>
    <style:style style:name="T135" style:family="text">
      <style:text-properties officeooo:rsid="00928c3f"/>
    </style:style>
    <style:style style:name="T136" style:family="text">
      <style:text-properties officeooo:rsid="009894c8"/>
    </style:style>
    <style:style style:name="T137" style:family="text">
      <style:text-properties officeooo:rsid="009cdc3e"/>
    </style:style>
    <style:style style:name="T138" style:family="text">
      <style:text-properties officeooo:rsid="009d494b"/>
    </style:style>
    <style:style style:name="T139" style:family="text">
      <style:text-properties officeooo:rsid="009fe1f8"/>
    </style:style>
    <style:style style:name="T140" style:family="text">
      <style:text-properties officeooo:rsid="00a1ceb0"/>
    </style:style>
    <style:style style:name="T141" style:family="text">
      <style:text-properties officeooo:rsid="00a32930"/>
    </style:style>
    <style:style style:name="T142" style:family="text">
      <style:text-properties officeooo:rsid="00a3a85f"/>
    </style:style>
    <style:style style:name="T143" style:family="text">
      <style:text-properties fo:font-size="13pt" style:font-size-asian="13pt" style:font-size-complex="13pt"/>
    </style:style>
    <style:style style:name="T144" style:family="text">
      <style:text-properties fo:font-size="13pt" fo:language="en" fo:country="US" style:font-size-asian="13pt" style:font-size-complex="13pt"/>
    </style:style>
    <style:style style:name="T145" style:family="text">
      <style:text-properties fo:font-size="13pt" fo:language="en" fo:country="US" officeooo:rsid="002568d4" style:font-size-asian="13pt" style:font-size-complex="13pt"/>
    </style:style>
    <style:style style:name="T146" style:family="text">
      <style:text-properties fo:font-size="13pt" fo:language="en" fo:country="US" officeooo:rsid="002e1bcd" style:font-size-asian="13pt" style:font-size-complex="13pt"/>
    </style:style>
    <style:style style:name="T147" style:family="text">
      <style:text-properties fo:font-size="13pt" fo:language="en" fo:country="US" officeooo:rsid="006be9a2" style:font-size-asian="13pt" style:font-size-complex="13pt"/>
    </style:style>
    <style:style style:name="T148" style:family="text">
      <style:text-properties style:font-name="Times New Roman" fo:font-size="13pt" style:font-size-asian="13pt" style:font-size-complex="13pt"/>
    </style:style>
    <style:style style:name="T149" style:family="text">
      <style:text-properties style:font-name="Times New Roman" fo:font-size="13pt" fo:language="en" fo:country="US" style:font-size-asian="13pt" style:font-size-complex="13pt"/>
    </style:style>
    <style:style style:name="T150" style:family="text">
      <style:text-properties style:font-name="Times New Roman" fo:font-size="13pt" fo:language="en" fo:country="US" officeooo:rsid="002568d4" style:font-size-asian="13pt" style:font-size-complex="13pt"/>
    </style:style>
    <style:style style:name="T151" style:family="text">
      <style:text-properties style:font-name="Times New Roman" fo:font-size="13pt" fo:language="en" fo:country="US" officeooo:rsid="002e1bcd" style:font-size-asian="13pt" style:font-size-complex="13pt"/>
    </style:style>
    <style:style style:name="T152" style:family="text">
      <style:text-properties style:font-name="Times New Roman" fo:font-size="13pt" fo:language="en" fo:country="US" officeooo:rsid="006be9a2" style:font-size-asian="13pt" style:font-size-complex="13pt"/>
    </style:style>
    <style:style style:name="T153" style:family="text">
      <style:text-properties fo:font-size="44pt" style:font-size-asian="44pt" style:font-size-complex="44pt"/>
    </style:style>
    <style:style style:name="T154" style:family="text">
      <style:text-properties fo:font-size="44pt" fo:language="el" fo:country="GR" officeooo:rsid="00ade120" style:font-size-asian="44pt" style:font-size-complex="44pt"/>
    </style:style>
    <style:style style:name="T155" style:family="text">
      <style:text-properties officeooo:rsid="00ad01c9"/>
    </style:style>
    <style:style style:name="T156" style:family="text">
      <style:text-properties officeooo:rsid="00aebb68"/>
    </style:style>
    <style:style style:name="T157" style:family="text">
      <style:text-properties officeooo:rsid="00b103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71"/>
      <text:p text:style-name="P9"/>
      <text:p text:style-name="P69"><text:span text:style-name="T153"/></text:p>
      <text:p text:style-name="P69"><text:span text:style-name="T153"/></text:p>
      <text:p text:style-name="P69"><text:span text:style-name="T153">Project #</text:span><text:span text:style-name="T154">2</text:span> </text:p>
      <text:p text:style-name="P69"><text:span text:style-name="T153">ΥΣ13 ΕΑΡΙΝΟ 2016</text:span> </text:p>
      <text:p text:style-name="P70">Αλέξανδρος Λαποκωνσταντάκης</text:p>
      <text:p text:style-name="P70">1115201200088</text:p>
      <text:p text:style-name="P70">(<text:span text:style-name="T155">8</text:span>)</text:p>
      <text:p text:style-name="P6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<text:soft-page-break/></text:p>
      <text:p text:style-name="P10"/>
      <text:p text:style-name="P10"><text:span text:style-name="T156">Αφού έφτιαξα ένα </text:span><text:span text:style-name="T27">directory ca </text:span><text:span text:style-name="T135">με τα απαραίτητα αρχεία, δ</text:span>ημιούργησα ένα <text:span text:style-name="T2">CA keypair </text:span>με δικά μου στοιχεία, καθώς επίσης <text:span text:style-name="T137">και ένα άλλο </text:span><text:span text:style-name="T2">keypair </text:span><text:span text:style-name="T121">(</text:span><text:span text:style-name="T14">tlsattack) </text:span>με τυχαία στοιχεία. <text:span text:style-name="T121">Έκανα </text:span><text:span text:style-name="T14">selfsign to CA certificate </text:span><text:span text:style-name="T121">και κάνοντας </text:span><text:span text:style-name="T15">sign </text:span><text:span text:style-name="T122">το </text:span><text:span text:style-name="T15">tlsattack.csr </text:span><text:span text:style-name="T123">εξέδοσα το αντίστοιχο </text:span><text:span text:style-name="T15">certificate.</text:span></text:p>
      <text:p text:style-name="P10"><text:span text:style-name="T15"/></text:p>
      <text:p text:style-name="P29"><text:span text:style-name="T15">C</text:span><text:span text:style-name="T2">reate CA (selfsign)</text:span></text:p>
      <text:p text:style-name="P11"><text:span text:style-name="T15">openssl req -new -x509 -extensions v3_ca -keyout private/cakey.key -out cacert.crt -days 3650 -config ./openssl.cnf</text:span></text:p>
      <text:p text:style-name="P11"><text:span text:style-name="T15"/></text:p>
      <text:p text:style-name="P12"><text:span text:style-name="T15">openssl ca -gencrl -keyfile private/cakey.key -cert cacert.crt -out </text:span><text:span text:style-name="T5">crl.</text:span><text:span text:style-name="T15">pem -config ./openssl.cnf</text:span></text:p>
      <text:p text:style-name="P13"><text:span text:style-name="T2"/></text:p>
      <text:p text:style-name="P29"><text:span text:style-name="T2">Create end-entity keypair and certificate</text:span></text:p>
      <text:p text:style-name="P15"><text:span text:style-name="T15">openssl genrsa 1024 &gt; private/tlsattack.key</text:span></text:p>
      <text:p text:style-name="P10"><text:s/></text:p>
      <text:p text:style-name="P14">openssl req -new -key private/tlsattack.key -out tlsattack.csr -config ./openssl.cnf</text:p>
      <text:p text:style-name="P16"/>
      <text:p text:style-name="P30"><text:span text:style-name="T15">S</text:span><text:span text:style-name="T2">ign end-entity tlsattack.crt</text:span></text:p>
      <text:p text:style-name="P16">openssl ca -config openssl.cnf -policy policy_anything -cert cacert.crt -keyfile private/cakey.key -days 365 -out tlsattack.crt -infiles tlsattack.csr</text:p>
      <text:p text:style-name="P16"/>
      <text:p text:style-name="P17">Κάθε φορά οι <text:span text:style-name="T2">clients </text:span>προσπαθούν να συνδεθούν σε συγκεκριμένο <text:span text:style-name="T2">port, </text:span>αντί για το <text:span text:style-name="T2">1443 </text:span>που είναι το <text:span text:style-name="T2">port </text:span>του <text:span text:style-name="T2">webshop, </text:span>όπου θέλουν να στείλουν τα στοιχεία τους, άρα, με την <text:span text:style-name="T2">twistedeve </text:span>θα κάνω <text:span text:style-name="T2">bind </text:span>στο <text:s/><text:span text:style-name="T2">port </text:span>που “επιλέγουν” οι <text:span text:style-name="T2">client, target </text:span>στο 1443, και <text:span text:style-name="T2">attack </text:span>σ' ένα <text:span text:style-name="T2">port </text:span>που θα διαλέξω εγώ.</text:p>
      <text:p text:style-name="P17"/>
      <text:p text:style-name="P18">twistedeve -b localhost:<text:span text:style-name="T26">YYYYY</text:span> -t <text:s/>localhost:<text:span text:style-name="T1">1443 -a localhost:33138 -k ca/private/tlsattack.key -c ca/tlsattack.crt</text:span></text:p>
      <text:p text:style-name="P16"/>
      <text:p text:style-name="P48">Mr Blonde</text:p>
      <text:p text:style-name="P19">Δοκίμασα τα <text:span text:style-name="T2">certificates </text:span>με τα τυχαία στοιχεία και έδωσε αμέσως τον αριθμό της κάρτας του. Στη συνέχεια εξετάζοντας το <text:span text:style-name="T2">private key </text:span>και <text:span text:style-name="T2">certificate signed </text:span>από το <text:span text:style-name="T2">SBOX CA, </text:span>που είναι και η <text:span text:style-name="T2">trusted CA </text:span>των <text:span text:style-name="T2">clients, </text:span>είδα ότι μόνα κοινά στοιχεία που τύχαινε να έχω ήταν η πόλη και η χώρα. Αλλαζοντάς τα και αυτά, πάλι η προσπάθεια ήταν επιτυχής, πράγμα που σημαίνει ότι ο <text:span text:style-name="T2">Mr Blonde </text:span>δεν ελέγχει κανένα πεδίο του <text:span text:style-name="T2">certificate.</text:span></text:p>
      <text:p text:style-name="P49"/>
      <text:p text:style-name="P57">Credit Card</text:p>
      <text:p text:style-name="P65">4916281186440807&amp;timestamp=1461869747</text:p>
      <text:p text:style-name="P65"/>
      <text:p text:style-name="P20"/>
      <text:p text:style-name="P59">Mr Blue</text:p>
      <text:p text:style-name="P21">Θα 'πρεπε να δημιουργήσω <text:span text:style-name="T2">certificates, root </text:span>και <text:span text:style-name="T121">το </text:span><text:span text:style-name="T14">certificate </text:span><text:span text:style-name="T121">που θα χρησιμοποιηθεί για το </text:span><text:span text:style-name="T14">attack</text:span><text:span text:style-name="T2">, </text:span>με στοιχεία όμοια με τα <text:span text:style-name="T2">trusted </text:span>των <text:span text:style-name="T2">clients, </text:span>έτσι, <text:span text:style-name="T116">παίρνοντας απ το δοθέν </text:span><text:span text:style-name="T11">signed certificate </text:span><text:span text:style-name="T116">τα στοιχεία</text:span><text:span text:style-name="T35">:</text:span></text:p>
      <text:p text:style-name="P66"/>
      <text:p text:style-name="P1"><text:soft-page-break/><text:span text:style-name="T148">Issuer: C=GR, ST=ATTICA, L=Athens, O=University of Athens, OU=Department of Informatics and Telecommunications, CN=SBOX </text:span><text:span text:style-name="T150">CA email</text:span><text:span text:style-name="T151">=</text:span><text:a xlink:type="simple" xlink:href="mailto:CA/emailAddress%3Dcsec.di@gmail" text:style-name="Internet_20_link" text:visited-style-name="Visited_20_Internet_20_Link"><text:span text:style-name="T149">csec.di@gmai</text:span></text:a><text:a xlink:type="simple" xlink:href="mailto:CA/emailAddress%3Dcsec.di@gmail" text:style-name="Internet_20_link" text:visited-style-name="Visited_20_Internet_20_Link">l</text:a><text:span text:style-name="T152">.com</text:span></text:p>
      <text:p text:style-name="P66"/>
      <text:p text:style-name="P22">Subject: C=GR, ST=ATTICA, L=Athens, O=University of Athens, OU=Department of Informatics and Telecommunications, CN=mysite.com</text:p>
      <text:p text:style-name="P23"/>
      <text:p text:style-name="P23">δημιούργησα ενα <text:span text:style-name="T2">CA </text:span>με στοιχεία πανομοιότυπα του <text:span text:style-name="T2">issuer (SBOX CA) </text:span>και αντίστοιχα ένα <text:span text:style-name="T2">intermediate </text:span><text:span text:style-name="T3">certificate</text:span> πανομοιότυπ<text:span text:style-name="T36">ο</text:span> του <text:span text:style-name="T2">subject. </text:span><text:span text:style-name="T37">Έπιασε και πάλι μόνο στον </text:span><text:span text:style-name="T4">Mr Blonde.</text:span><text:span text:style-name="T6"> </text:span></text:p>
      <text:p text:style-name="P23"/>
      <text:p text:style-name="P31">Στη συνέχεια δοκίμασα αντί για <text:span text:style-name="T2">SBOX CA common name </text:span>να βάλω το <text:span text:style-name="T2">webshop, </text:span>που είναι και ο <text:span text:style-name="T2">server </text:span>στον οποίο προσπαθούν να συνδεθούν. Δεν είχε αποτέλεσμα, οπότε <text:span text:style-name="T112">δοκίμασα το </text:span><text:span text:style-name="T8">sbox.di.uoa.gr </text:span><text:span text:style-name="T112">που είναι η διεύθυνση όπου τρέχει ο </text:span><text:span text:style-name="T8">server. </text:span><text:span text:style-name="T113">Ο </text:span><text:span text:style-name="T9">Mr Blue </text:span><text:span text:style-name="T113">εμπιστεύτηκε το συγκεκριμένο </text:span><text:span text:style-name="T9">common name </text:span><text:span text:style-name="T113">και <text:s/>μπόρεσα να πάρω τα στοιχεία του. Έκανα δοκιμές για να δω τι άλλο στοιχείο ελέγχει.</text:span></text:p>
      <text:p text:style-name="P32"><text:span text:style-name="T114">Μετά από διαδοχικές δοκιμές φαίνεται ότι ε</text:span>λέγχει <text:span text:style-name="T114">μόνο </text:span>το <text:span text:style-name="T2">common name </text:span>του <text:span text:style-name="T2">intermediate </text:span><text:span text:style-name="T10">certificate, </text:span><text:span text:style-name="T117">χωρίς να εξετάζει κανένα άλλο στοιχείο, ούτε το </text:span><text:span text:style-name="T12">certificate chain.</text:span><text:span text:style-name="T10"> </text:span></text:p>
      <text:p text:style-name="P50"/>
      <text:p text:style-name="P57">Credit Card</text:p>
      <text:p text:style-name="P51">4556521986009038&amp;timestamp=1461888751</text:p>
      <text:p text:style-name="P50"/>
      <text:p text:style-name="P60">Mr Brown</text:p>
      <text:p text:style-name="P24"><text:span text:style-name="T110">Στη συνέχεια δοκίμασα τα δύο δοθέντα αρχεία </text:span><text:span text:style-name="T6">(key </text:span><text:span text:style-name="T110">και </text:span><text:span text:style-name="T6">certificate) </text:span><text:span text:style-name="T110">αυτούσια. Αυτή τη φορά πέτυχε και το </text:span><text:span text:style-name="T6">request </text:span><text:span text:style-name="T110">του </text:span><text:span text:style-name="T6">Mr Brown. </text:span><text:span text:style-name="T111">Φαίνεται ότι το </text:span><text:span text:style-name="T7">Mr Brown, </text:span><text:span text:style-name="T126">δεν τον ενδιαφέρει το </text:span><text:span text:style-name="T18">common name </text:span><text:span text:style-name="T126">που είναι διαφορετικό σ' αυτό το </text:span><text:span text:style-name="T18">certificate </text:span><text:span text:style-name="T126">(</text:span><text:span text:style-name="T18">mysite.com)</text:span><text:span text:style-name="T126">, όμως</text:span><text:span text:style-name="T7"> </text:span><text:span text:style-name="T111">ελέγχει αν το </text:span><text:span text:style-name="T18">signature </text:span><text:span text:style-name="T126">ανήκει σε </text:span><text:span text:style-name="T18">trusted CA, </text:span><text:span text:style-name="T126">δηλαδή ελέγχει το </text:span><text:span text:style-name="T18">certificate chain, </text:span><text:span text:style-name="T138">και όπως θα φανεί αργότερα, αν ο </text:span><text:span text:style-name="T30">issuer </text:span><text:span text:style-name="T138">του </text:span><text:span text:style-name="T30">certificate </text:span><text:span text:style-name="T138">είναι πραγματικά </text:span><text:span text:style-name="T30">CA.</text:span></text:p>
      <text:p text:style-name="P52"/>
      <text:p text:style-name="P57">Credit Card</text:p>
      <text:p text:style-name="P52">4539111762055348&amp;timestamp=1461880664</text:p>
      <text:p text:style-name="P52"/>
      <text:p text:style-name="P53"/>
      <text:p text:style-name="P61">Mr Orange</text:p>
      <text:p text:style-name="P33">Η επόμενη ιδέα ήταν να δημιουργήσω ένα <text:span text:style-name="T2">certificate </text:span>που να είναι το τέλος ενός <text:span text:style-name="T2">certificate chain </text:span>που θα αρχίζει από ενα <text:span text:style-name="T2">trusted (</text:span>το <text:span text:style-name="T2">SBOX CA), </text:span>με τα υπόλοιπα στοιχεία ίδια του <text:span text:style-name="T2">certificate </text:span>που χρησιμοποίησα στο <text:span text:style-name="T2">Mr Blue </text:span><text:span text:style-name="T24">(</text:span><text:span text:style-name="T132">μάλλον κάποιος απ' τους εναπομείναντες </text:span><text:span text:style-name="T24">clients </text:span><text:span text:style-name="T132">έλεγχε τόσο το </text:span><text:span text:style-name="T24">chain, </text:span><text:span text:style-name="T132">όσο και το </text:span><text:span text:style-name="T24">common name, </text:span><text:span text:style-name="T139">ελπίζοντας ότι δεν έλεγχε το αν ήταν </text:span><text:span text:style-name="T31">CA </text:span><text:span text:style-name="T139">ή όχι ο </text:span><text:span text:style-name="T31">issuer</text:span><text:span text:style-name="T24">).</text:span></text:p>
      <text:p text:style-name="P34"><text:span text:style-name="T120">Δ</text:span>οκίμασα να <text:span text:style-name="T140">εκδόσω </text:span><text:span text:style-name="T32">certificate </text:span><text:span text:style-name="T140">απ'</text:span><text:span text:style-name="T2"> </text:span><text:span text:style-name="T118">το </text:span><text:span text:style-name="T13">tlsattack.csr </text:span><text:span text:style-name="T119">που δημιούργησα (με </text:span><text:span text:style-name="T16">sbox.di.uoa.gr </text:span><text:span text:style-name="T124">στο </text:span><text:span text:style-name="T16">CN) </text:span><text:span text:style-name="T124">με τα δοθέντα αρχεία ως </text:span><text:span text:style-name="T32">CA</text:span><text:span text:style-name="T124">, και έπιασε. Φαίνεται ότι το </text:span><text:span text:style-name="T13">mysite.com </text:span><text:span text:style-name="T119">αν και δεν είναι </text:span><text:span text:style-name="T13">CA </text:span><text:span text:style-name="T119">κατά λάθος έχει τη δυνατότητα να εκδίδει </text:span><text:span text:style-name="T13">certificates.</text:span></text:p>
      <text:p text:style-name="P35">Έτσι τώρα το <text:span text:style-name="T2">attacktls.crt </text:span>ήταν <text:span text:style-name="T16">signed </text:span><text:span text:style-name="T124">από </text:span><text:span text:style-name="T16">certificate </text:span><text:span text:style-name="T124">που είναι </text:span><text:span text:style-name="T16">trusted </text:span><text:span text:style-name="T124">στους </text:span><text:span text:style-name="T16">client, </text:span><text:span text:style-name="T127">και θεωρητικά θα'πρεπε να χα ένα σχήμα </text:span><text:span text:style-name="T19">certification: SBOX CA→mysite.com→ </text:span><text:span text:style-name="T20">sbox.di.uoa.gr (</text:span><text:span text:style-name="T128">το </text:span><text:span text:style-name="T20">attacktls)</text:span><text:span text:style-name="T19">.</text:span><text:span text:style-name="T2"> </text:span><text:span text:style-name="T124">Ωστόσο αυτό δεν έπιασε. Μετά από λίγο ψάξιμο φάνηκε ότι το πρόβλημα μπορεί να ήταν ότι δε γίνεται </text:span><text:span text:style-name="T17">verify </text:span><text:span text:style-name="T125">το </text:span><text:span text:style-name="T17">certificate chain, </text:span><text:span text:style-name="T125">που προσπαθώ να δημιουργήσω, και ουσιαστικά δε λειτουργεί. Έκανα το ίδιο, όμως έφτιαξα και πάλι το </text:span><text:span text:style-name="T21">CA </text:span><text:span text:style-name="T129">μου με τα στοιχεία του </text:span><text:soft-page-break/><text:span text:style-name="T21">SBOX CA, </text:span><text:span text:style-name="T130">ελπίζοντας να θεωρήσει ότι ο ο πλαστός </text:span><text:span text:style-name="T22">CA </text:span><text:span text:style-name="T130">ήταν όντως αυτός που εξέδοσε το </text:span><text:span text:style-name="T22">valid certificate, </text:span><text:span text:style-name="T130">και έτσι είχα</text:span></text:p>
      <text:p text:style-name="P36">το ίδιο <text:span text:style-name="T2">chain, </text:span>με ενα πλαστό <text:span text:style-name="T2">SBOX CA , </text:span>προφανώς με διαφορετικά κλειδιά απ' τον κανονικό που έχει όντως κάνει <text:span text:style-name="T2">issue </text:span>τα <text:span text:style-name="T2">certificates. </text:span>Αυτή τη φορά το αποτέλεσμα του <text:span text:style-name="T2">twistedeve </text:span>ήταν <text:span text:style-name="T2">Segmentation fault. </text:span><text:span text:style-name="T131">Βρήκα ότι μάλλον είχα καταλάβει λάθος το πως λειτουργούν τα </text:span><text:span text:style-name="T23">chains, </text:span><text:span text:style-name="T131">και εκτό από </text:span><text:span text:style-name="T23">verification, </text:span><text:span text:style-name="T131">πρέπει να τα δώσω ρητά και ως </text:span><text:span text:style-name="T23">certificates, </text:span><text:span text:style-name="T131">δεν ανιχνεύονται αυτόματα (λογικό).</text:span><text:span text:style-name="T23"> </text:span></text:p>
      <text:p text:style-name="P37"/>
      <text:p text:style-name="P36"><text:span text:style-name="T141">Τα </text:span><text:span text:style-name="T23">CAChain.pem files </text:span><text:span text:style-name="T33">τ</text:span><text:span text:style-name="T141">α δημιουργούσα κάπως έτσι :</text:span></text:p>
      <text:p text:style-name="P36"/>
      <text:p text:style-name="P38">cat tlsattack.crt <text:s/>/var/project2/mysite.com.crt <text:s/>cacert.crt &gt; CAChain.pem <text:span text:style-name="T132">(όπου </text:span><text:span text:style-name="T24">cacert.crt </text:span><text:span text:style-name="T132">το </text:span><text:span text:style-name="T24">certificate </text:span><text:span text:style-name="T132">του δικού μου </text:span><text:span text:style-name="T24">CA, </text:span><text:span text:style-name="T132">και </text:span><text:span text:style-name="T24">tlsattack.crt </text:span><text:span text:style-name="T132">το </text:span><text:span text:style-name="T24">certificate signed </text:span><text:span text:style-name="T132">απ' το </text:span><text:span text:style-name="T24">mysite.com, </text:span><text:span text:style-name="T132">με </text:span><text:span text:style-name="T24">common name </text:span><text:span text:style-name="T132">το ζητούμενο </text:span><text:span text:style-name="T24">sbox.di.uoa.gr</text:span><text:span text:style-name="T133">)</text:span></text:p>
      <text:p text:style-name="P38"/>
      <text:p text:style-name="P38"><text:span text:style-name="T142">Όταν κατάλαβα το πρόβλημα, επέστρεψα στη λύση που φαινόταν πιο δυνατή, απλώς να δημιουργήσω ένα </text:span><text:span text:style-name="T25">tlsattack2.crt </text:span><text:span text:style-name="T134">που να περιέχει το </text:span><text:span text:style-name="T25">tlsattack.crt, signed </text:span><text:span text:style-name="T134">απ' το </text:span><text:span text:style-name="T25">mysite.com </text:span><text:span text:style-name="T134">και το ίδιο το </text:span><text:span text:style-name="T25">mysite.com.crt.</text:span></text:p>
      <text:p text:style-name="P35"/>
      <text:p text:style-name="P39">Έκανα <text:span text:style-name="T2">sign </text:span>εκ νέου το <text:span text:style-name="T2">tlsattack.crs</text:span></text:p>
      <text:p text:style-name="P40">openssl ca -config openssl.cnf -policy policy_anything -cert mysite.com.crt -keyfile mysite.com.key -days 365 -out tlsattack.crt -infiles tlsattack.csr</text:p>
      <text:p text:style-name="P40"/>
      <text:p text:style-name="P41">και έφτιαξα το <text:span text:style-name="T2">chain: cat tlsattack.crt mysite.com.crt &gt; </text:span><text:span text:style-name="T34">CAChain</text:span>.crt</text:p>
      <text:p text:style-name="P41"><text:span text:style-name="T2"/></text:p>
      <text:p text:style-name="P42">Τελικά εκτέλεσα: <text:s/></text:p>
      <text:p text:style-name="P42">twistedeve -b localhost:45461 -t localhost:1443 -a localhost:33138 -k ca/private/tlsattack.key -c ca/tlsattack3.crt, το οποίο όντως δούλεψε και ο <text:span text:style-name="T2">Mr Orange </text:span>έδωσε την κάρτα του.</text:p>
      <text:p text:style-name="P42"><text:span text:style-name="T28"/></text:p>
      <text:p text:style-name="P44"><text:span text:style-name="T28">C</text:span><text:span text:style-name="T2">redit Card</text:span></text:p>
      <text:p text:style-name="P42"><text:span text:style-name="T2">4716110243556374&amp;timestamp=1462023142</text:span></text:p>
      <text:p text:style-name="P41"><text:span text:style-name="T2"/></text:p>
      <text:p text:style-name="P25">Άρα φαίνεται ότι ο <text:span text:style-name="T2">Mr Orange</text:span> ελέγχει τόσο τα στοιχεία του <text:span text:style-name="T2">certificate, </text:span>όσο και το <text:span text:style-name="T2">certificate chain, </text:span><text:span text:style-name="T136">αλλά δεν κοιτάει αν ο </text:span><text:span text:style-name="T29">issuer </text:span><text:span text:style-name="T136">του </text:span><text:span text:style-name="T29">certificate </text:span><text:span text:style-name="T136">είναι όντως </text:span><text:span text:style-name="T29">CA.</text:span></text:p>
      <text:p text:style-name="P54"/>
      <text:p text:style-name="P61">Mr Pink</text:p>
      <text:p text:style-name="P26">Στη συνέχεια δοκίμασα να δημιουργήσω έναν <text:span text:style-name="T2">openssl server </text:span><text:span text:style-name="T115">που να ο οποίος</text:span><text:span text:style-name="T101"> υποστηρίζει μόνο </text:span><text:span text:style-name="T104">DH_anon key exchange algorithm, </text:span><text:span text:style-name="T101">έτσι ώστε να μην απαιτηθεί να πιστοποιήσω ότι είμαι το </text:span><text:span text:style-name="T104">webshop </text:span><text:span text:style-name="T101">στους </text:span><text:span text:style-name="T104">clients. </text:span><text:span text:style-name="T102">Εκτελώντας </text:span><text:span text:style-name="T105">twisted eve </text:span><text:span text:style-name="T102">με το </text:span><text:span text:style-name="T105">tlsinfo.py filter </text:span><text:span text:style-name="T102">φαίνεται ότι ο </text:span><text:span text:style-name="T105">Mr Pink </text:span><text:span text:style-name="T102">είναι ο μόνος που το υποστηρίζει, έτσι ώστε να γίνει επιτυχής σύνδεση.</text:span></text:p>
      <text:p text:style-name="P62"><text:span text:style-name="T107">(</text:span><text:span text:style-name="T108">Client supports ciphersuites: [255, 'TLS_RSA_WITH_AES_256_CBC_SHA', 'TLS_RSA_WITH_AES_128_CBC_SHA', 'TLS_RSA_WITH_RC4_128_SHA', </text:span><text:span text:style-name="T109">'</text:span><text:span text:style-name="T75">TLS_DH_anon_WITH_AES_256_CBC_SHA'</text:span><text:span text:style-name="T108">])</text:span></text:p>
      <text:p text:style-name="P8"/>
      <text:p text:style-name="P45"><text:span text:style-name="T103">Με την εντολή <text:s/></text:span><text:span text:style-name="T106">openssl cipher -v 'ALL:aNULL' <text:s/></text:span><text:span text:style-name="T103">είδα ότι το <text:s/></text:span><text:span text:style-name="T76">TLS_DH_anon_WITH_AES_256_CBC_SHA</text:span><text:span text:style-name="T80"> <text:s/></text:span><text:span text:style-name="T77">αντιστοιχεί στο </text:span><text:span text:style-name="T90">cipher <text:s/>ADH-AES256-SHA</text:span><text:span text:style-name="T95"> </text:span><text:span text:style-name="T77">του </text:span><text:soft-page-break/><text:span text:style-name="T90">openssl, </text:span><text:span text:style-name="T77">άρα </text:span><text:span text:style-name="T78">για το στήσιμο του </text:span><text:span text:style-name="T91">server </text:span><text:span text:style-name="T78">έκανα:</text:span></text:p>
      <text:p text:style-name="P2"/>
      <text:p text:style-name="P3">openssl s_server -accept 4436 -key ca/private/sattack.key -nocert -cipher ADH-AES256-SHA</text:p>
      <text:p text:style-name="P3"/>
      <text:p text:style-name="P47"><text:span text:style-name="T79">κ</text:span><text:span text:style-name="T77">αι έτρεξα την </text:span><text:span text:style-name="T90">twistedeve:</text:span></text:p>
      <text:p text:style-name="P4"/>
      <text:p text:style-name="P46"><text:span text:style-name="T92"><text:s/>twistedeve -b localhost: -t <text:s/>localhost:443</text:span><text:span text:style-name="T93">6</text:span><text:span text:style-name="T92"> -a localhost:33138 -k ca/private/tlsattack.key </text:span><text:span text:style-name="T94">-c ca/tlsattack.crt </text:span><text:span text:style-name="T91">-f /var/project2/filters/tlsinfo.py</text:span></text:p>
      <text:p text:style-name="P6"/>
      <text:p text:style-name="P43"><text:span text:style-name="T81">Ε</text:span><text:span text:style-name="T82">κτέλεσα την επίθεση αυτή τη φορά με </text:span><text:span text:style-name="T96">target </text:span><text:span text:style-name="T82">όχι το </text:span><text:span text:style-name="T96">webshop, </text:span><text:span text:style-name="T82">αλλά το </text:span><text:span text:style-name="T96">port </text:span><text:span text:style-name="T82">του νέου</text:span><text:span text:style-name="T96"> openssl server, </text:span><text:span text:style-name="T82">που υποστηρίζει μόνο </text:span><text:span text:style-name="T96">DH_anon. </text:span><text:span text:style-name="T97">O Mr Pink </text:span><text:span text:style-name="T83">δέχτηκε τη σύνδεση με <text:s/></text:span><text:span text:style-name="T84">TLS_DH_anon_WITH_AES_256_CBC_SHA </text:span><text:span text:style-name="T85">και σ</text:span><text:span text:style-name="T86">ύ</text:span><text:span text:style-name="T83">μφωνα με αυτόν τον αλγόριθμο έδωσε τα στοιχεία του χωρίς να ζητήσει το </text:span><text:span text:style-name="T97">certificate </text:span><text:span text:style-name="T83">του </text:span><text:span text:style-name="T97">server </text:span><text:span text:style-name="T83">που είχα στήσει, </text:span><text:span text:style-name="T86">άρα μην καταλαβαίνοντας ότι δεν πρόκειται για το </text:span><text:span text:style-name="T98">webshop. </text:span><text:span text:style-name="T87">Οι υπόλοιποι </text:span><text:span text:style-name="T99">clients </text:span><text:span text:style-name="T87">που δε</text:span><text:span text:style-name="T89">ν</text:span><text:span text:style-name="T87"> προβλέπουν το συγκεκριμμένο </text:span><text:span text:style-name="T100">cipher</text:span><text:span text:style-name="T87"> απλώς έδοσαν</text:span><text:span text:style-name="T88">:</text:span></text:p>
      <text:p text:style-name="P63"/>
      <text:p text:style-name="P64">ERROR</text:p>
      <text:p text:style-name="P7">3083036936:error:1408A0C1:SSL routines:SSL3_GET_CLIENT_HELLO:no shared cipher:s3_srvr.c:1352:</text:p>
      <text:p text:style-name="P5"/>
      <text:p text:style-name="P58">Credit Card</text:p>
      <text:p text:style-name="P55">4486863506852637&amp;timestamp=1461942451</text:p>
      <text:p text:style-name="P55"/>
      <text:p text:style-name="P27">Αφού εκτέλεσα και τις υπόλοιπες επιθέσεις φάνηκε ότι ο <text:span text:style-name="T2">Mr Pink </text:span>εκτελεί το <text:span text:style-name="T2">TLS </text:span>χωρίς σφάλμα, άρα το <text:span text:style-name="T2">rollback </text:span>σε <text:span text:style-name="T2">DH_anon </text:span>ήταν η μόνη λύση.</text:p>
      <text:p text:style-name="P56"/>
      <text:p text:style-name="P54"/>
      <text:p text:style-name="P61">Mr White</text:p>
      <text:p text:style-name="P28">Ο <text:span text:style-name="T2">Mr White </text:span>εκτελεί σωστά το <text:span text:style-name="T2">TLS, </text:span>και δεν υποστηρίζει κάποιο <text:span text:style-name="T2">anonymous cipher algorithm, </text:span>άρα μου φαίνεται ότι θα χρειαστεί αρκετή προσπάθεια και χρόνο για να σπάσεις το <text:span text:style-name="T2">TLS, <text:s/></text:span>που δεν είχα καθώς <text:span text:style-name="T157">ουσιαστικά </text:span>άρχισα την 6η μέρα παράτασης.</text:p>
      <text:p text:style-name="P50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aco, monospace"/>
    <style:font-face style:name="PT Serif" svg:font-family="'PT Serif', Georgia, Times, 'Times New Roman', serif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35M5S</meta:editing-duration>
    <meta:editing-cycles>178</meta:editing-cycles>
    <meta:generator>LibreOffice/5.0.3.2$Windows_x86 LibreOffice_project/e5f16313668ac592c1bfb310f4390624e3dbfb75</meta:generator>
    <dc:date>2016-04-30T17:05:12.936000000</dc:date>
    <meta:document-statistic meta:table-count="0" meta:image-count="0" meta:object-count="0" meta:page-count="5" meta:paragraph-count="65" meta:word-count="1172" meta:character-count="8099" meta:non-whitespace-character-count="6969"/>
    <meta:user-defined meta:name="Info 1"/>
    <meta:user-defined meta:name="Info 2"/>
    <meta:user-defined meta:name="Info 3"/>
    <meta:user-defined meta:name="Info 4"/>
  </office:meta>
</office:document-meta>
</file>